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C3">
        <office:forms form:automatic-focus="false" form:apply-design-mode="false"/>
        <table:table-header-columns>
          <table:table-column table:style-name="co1" table:default-cell-style-name="Default"/>
        </table:table-header-columns>
        <table:table-column table:style-name="co1" table:number-columns-repeated="1023" table:default-cell-style-name="Default"/>
        <table:table-header-rows>
          <table:table-row table:style-name="ro1">
            <table:table-cell office:value-type="string">
              <text:p>One</text:p>
            </table:table-cell>
            <table:table-cell office:value-type="string">
              <text:p>Two</text:p>
            </table:table-cell>
            <table:table-cell office:value-type="string">
              <text:p>Three</text:p>
            </table:table-cell>
            <table:table-cell table:number-columns-repeated="1021"/>
          </table:table-row>
        </table:table-header-rows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range table:name="_xlnm.Print_Area" table:base-cell-address="$Sheet1.$A$1" table:cell-range-address="$Sheet1.$A$1:.$C$3" table:range-usable-as="print-range"/>
        <table:named-expression table:name="_xlnm.Print_Titles" table:base-cell-address="$Sheet1.$A$1" table:expression="[$Sheet1.$A$1:.$A$1048576];[$Sheet1.$A$1:.$AMJ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